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officeooo:rsid="00042436" officeooo:paragraph-rsid="00042436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fo:font-weight="bold" officeooo:rsid="00042436" officeooo:paragraph-rsid="00042436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05d364" officeooo:paragraph-rsid="0005d364" style:font-size-asian="16pt" style:font-weight-asian="bold" style:font-name-complex="TH Sarabun New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Droid Sans Mono" fo:font-size="10pt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Droid Sans Mono" fo:font-size="10pt" officeooo:rsid="000d8ccd" officeooo:paragraph-rsid="000d8ccd" style:font-size-asian="10pt" style:font-size-complex="10pt"/>
    </style:style>
    <style:style style:name="T1" style:family="text">
      <style:text-properties style:font-name="Liberation Sans1" fo:font-size="12pt" style:font-name-asian="Liberation Sans1" style:font-name-complex="Liberation Sans1"/>
    </style:style>
    <style:style style:name="T2" style:family="text">
      <style:text-properties officeooo:rsid="0005d364"/>
    </style:style>
    <style:style style:name="T3" style:family="text">
      <style:text-properties officeooo:rsid="000b5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erse Vector <text:span text:style-name="T3">2</text:span></text:p>
      <text:p text:style-name="P1"><text:tab/>แบบฝึกหัดข้อนี้เป็นการฝึกใช้งาน Vector <text:span text:style-name="T3">และ iterator <text:s/></text:span>โดยให้เขียน function reverse(v, a, b) ซึ่งจะทำการสลับลำดับของข้อมูลตั้งแต่<text:span text:style-name="T3">ตัวที่ถูกชี้โดย iterator</text:span> a จนถึง<text:span text:style-name="T3">ตัวที่อยู่ "ก่อน" ตัวที่ถูกชี้โดย iterator </text:span>b ใน vector v ตัวอย่างเช่นถ้า v มีค่าเป็น &lt;10, 20, 30, 40, 50, 60&gt; แล้วมีการเรียก reverse(v, <text:span text:style-name="T3">v.begin() + 1</text:span>, <text:span text:style-name="T3">v.begin() + 5</text:span>) จะทำให้ v กลายเป็น &lt;10, 50, 40, 30, 20, 60&gt;</text:p>
      <text:p text:style-name="P1"><text:tab/>เพื่อความสะดวก กำหนดให้มี code เริ่มต้นให้เรียบร้อยแล้วดังแสดงด้านล่าง และรับประกันว่าการเรียก function reverse นั้น ค่า a, b <text:span text:style-name="T3">จะชี้ไปยังตัวที่อยู่ตั้งแต่ v.begin() จนถึง v.end() เสมอ </text:span></text:p>
      <text:p text:style-name="P3">ข้อกำหนดเพิ่มเติม</text:p>
      <text:p text:style-name="P1"><text:tab/>ให้นิสิตเขียน code เฉพาะใน function reverse เท่านั้น โดยห้ามแก้ไข code ที่อยู่ใน function อื่น ๆ รวมถึง function main ด้วย <text:span text:style-name="T2">โดยเฉพาะอย่างยิ่งห้าม include ไฟล์อื่น ๆ และห้ามเรียกใช้ function std::reverse </text:span>ระบบ grader จะไม่ทำการตรวจสอบว่ามีการแก้ไข code ในส่วนอื่น ๆ หรือไม่ โดยจะตรวจจากผลลัพธ์เพียงอย่างเดียว อย่างไรก็ตาม จะมีคนมาอ่าน code อีกครั้งหนึ่งว่ามีการแก้ไข code ในส่วนที่ห้ามไว้หรือไม่ </text:p>
      <text:p text:style-name="P1"/>
      <text:p text:style-name="P5">#include &lt;iostream&gt;</text:p>
      <text:p text:style-name="P5">#include &lt;vector&gt;</text:p>
      <text:p text:style-name="P5"/>
      <text:p text:style-name="P5">using namespace std;</text:p>
      <text:p text:style-name="P5"/>
      <text:p text:style-name="P5">void reverse(vector&lt;int&gt; &amp;v,vector&lt;int&gt;::iterator a,vector&lt;int&gt;::iterator b) {</text:p>
      <text:p text:style-name="P5"><text:s text:c="2"/>//write your code only in this function</text:p>
      <text:p text:style-name="P5">}</text:p>
      <text:p text:style-name="P5"/>
      <text:p text:style-name="P5">int main() {</text:p>
      <text:p text:style-name="P5"><text:s text:c="2"/>//read input</text:p>
      <text:p text:style-name="P5"><text:s text:c="2"/>int n,a,b;</text:p>
      <text:p text:style-name="P5"><text:s text:c="2"/>cin &gt;&gt; n;</text:p>
      <text:p text:style-name="P5"><text:s text:c="2"/>vector&lt;int&gt; v;</text:p>
      <text:p text:style-name="P5"><text:s text:c="2"/>for (int i = 0;i &lt; n;i++) {</text:p>
      <text:p text:style-name="P5"><text:s text:c="4"/>int c;</text:p>
      <text:p text:style-name="P5"><text:s text:c="4"/>cin &gt;&gt; c;</text:p>
      <text:p text:style-name="P5"><text:s text:c="4"/>v.push_back(c);</text:p>
      <text:p text:style-name="P5"><text:s text:c="2"/>}</text:p>
      <text:p text:style-name="P5"><text:s text:c="2"/>cin &gt;&gt; a &gt;&gt; b;</text:p>
      <text:p text:style-name="P5"/>
      <text:p text:style-name="P5"><text:s text:c="2"/>//call function</text:p>
      <text:p text:style-name="P5"><text:s text:c="2"/>reverse(v,v.begin()+a,v.begin()+b+1);</text:p>
      <text:p text:style-name="P5"/>
      <text:p text:style-name="P5"><text:s text:c="2"/>//display content of the vector</text:p>
      <text:p text:style-name="P5"><text:s text:c="2"/>for (auto &amp;x : v) {</text:p>
      <text:p text:style-name="P5"><text:s text:c="4"/>cout &lt;&lt; x &lt;&lt; " ";</text:p>
      <text:p text:style-name="P5"><text:s text:c="2"/>}</text:p>
      <text:p text:style-name="P5"><text:s text:c="2"/>cout &lt;&lt; endl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1-26T23:55:15.342623412</dc:date>
    <meta:editing-duration>PT32M52S</meta:editing-duration>
    <meta:editing-cycles>6</meta:editing-cycles>
    <meta:generator>LibreOffice/4.3.4.1$Linux_X86_64 LibreOffice_project/430m0$Build-1</meta:generator>
    <meta:document-statistic meta:table-count="0" meta:image-count="0" meta:object-count="0" meta:page-count="1" meta:paragraph-count="30" meta:word-count="589" meta:character-count="1308" meta:non-whitespace-character-count="1113"/>
  </office:meta>
</office:document-meta>
</file>